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1" calcext:value-type="float">
            <text:p>99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6" calcext:value-type="float">
            <text:p>99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5" calcext:value-type="float">
            <text:p>99,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" calcext:value-type="float">
            <text:p>99,678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8:14.811985636</meta:creation-date>
    <dc:date>2018-01-17T02:39:52.340091500</dc:date>
    <meta:editing-duration>PT1M3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